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2" style:family="paragraph">
      <style:paragraph-properties fo:text-align="center" fo:break-before="page"/>
    </style:style>
    <style:style style:name="C3" style:family="text">
      <style:text-properties fo:font-weight="bold" fo:font-family="Sans" fo:text-transform="uppercase"/>
    </style:style>
    <style:style style:name="P4" style:family="paragraph">
      <style:paragraph-properties fo:text-align="center"/>
    </style:style>
    <style:style style:name="T5" style:family="table">
      <style:table-properties style:width="257mm"/>
    </style:style>
    <style:style style:name="T5.0" style:family="table-column">
      <style:table-column-properties style:column-width="30mm"/>
    </style:style>
    <style:style style:name="T5.1" style:family="table-column">
      <style:table-column-properties style:column-width="70mm"/>
    </style:style>
    <style:style style:name="T5.2" style:family="table-column">
      <style:table-column-properties style:column-width="20mm"/>
    </style:style>
    <style:style style:name="T5.3" style:family="table-column">
      <style:table-column-properties style:column-width="22.4286mm"/>
    </style:style>
    <style:style style:name="T5.4" style:family="table-column">
      <style:table-column-properties style:column-width="22.4286mm"/>
    </style:style>
    <style:style style:name="T5.5" style:family="table-column">
      <style:table-column-properties style:column-width="22.4286mm"/>
    </style:style>
    <style:style style:name="T5.6" style:family="table-column">
      <style:table-column-properties style:column-width="22.4286mm"/>
    </style:style>
    <style:style style:name="T5.7" style:family="table-column">
      <style:table-column-properties style:column-width="22.4286mm"/>
    </style:style>
    <style:style style:name="T5.8" style:family="table-column">
      <style:table-column-properties style:column-width="22.4286mm"/>
    </style:style>
    <style:style style:name="T5.9" style:family="table-column">
      <style:table-column-properties style:column-width="22.4286mm"/>
    </style:style>
    <style:style style:name="TC6" style:family="table-cell">
      <style:table-cell-properties/>
    </style:style>
    <style:style style:name="s7" style:family="section">
      <style:section-properties fo:margin-top="3pt" fo:margin-bottom="3pt" fo:margin-left="3pt" fo:margin-right="3pt"/>
    </style:style>
    <style:style style:name="TC8" style:family="table-cell">
      <style:table-cell-properties fo:background-color="#c0c0c0" fo:border-left="1pt solid #000000" fo:border-top="1pt solid #000000" fo:border-bottom="1pt solid #000000"/>
    </style:style>
    <style:style style:name="TC9" style:family="table-cell">
      <style:table-cell-properties fo:background-color="#c0c0c0" fo:border-left="1pt solid #000000" fo:border-top="1pt solid #000000" fo:border-bottom="1pt solid #000000"/>
    </style:style>
    <style:style style:name="C10" style:family="text">
      <style:text-properties fo:font-weight="bold" fo:font-family="Sans" fo:background-color="#c0c0c0"/>
    </style:style>
    <style:style style:name="TC11" style:family="table-cell">
      <style:table-cell-properties fo:background-color="#c0c0c0" fo:border-top="1pt solid #000000" fo:border-bottom="1pt solid #000000"/>
    </style:style>
    <style:style style:name="TC12" style:family="table-cell">
      <style:table-cell-properties fo:background-color="#c0c0c0" fo:border-top="1pt solid #000000" fo:border-bottom="1pt solid #000000"/>
    </style:style>
    <style:style style:name="C13" style:family="text">
      <style:text-properties fo:font-weight="bold" fo:font-family="Sans" fo:background-color="#c0c0c0"/>
    </style:style>
    <style:style style:name="TC14" style:family="table-cell">
      <style:table-cell-properties fo:background-color="#c0c0c0" fo:border-right="1pt solid #000000" fo:border-top="1pt solid #000000" fo:border-bottom="1pt solid #000000"/>
    </style:style>
    <style:style style:name="TC15" style:family="table-cell">
      <style:table-cell-properties fo:background-color="#c0c0c0" fo:border-right="1pt solid #000000" fo:border-top="1pt solid #000000" fo:border-bottom="1pt solid #000000"/>
    </style:style>
    <style:style style:name="C16" style:family="text">
      <style:text-properties fo:font-weight="bold" fo:font-family="Sans" fo:background-color="#c0c0c0"/>
    </style:style>
    <style:style style:name="TC17" style:family="table-cell">
      <style:table-cell-properties fo:border-left="1pt solid #000000"/>
    </style:style>
    <style:style style:name="TC18" style:family="table-cell">
      <style:table-cell-properties fo:border-left="1pt solid #000000"/>
    </style:style>
    <style:style style:name="TC19" style:family="table-cell">
      <style:table-cell-properties/>
    </style:style>
    <style:style style:name="TC20" style:family="table-cell">
      <style:table-cell-properties/>
    </style:style>
    <style:style style:name="TC21" style:family="table-cell">
      <style:table-cell-properties fo:border-right="1pt solid #000000"/>
    </style:style>
    <style:style style:name="TC22" style:family="table-cell">
      <style:table-cell-properties fo:border-right="1pt solid #000000"/>
    </style:style>
    <style:style style:name="P23" style:family="paragraph">
      <style:paragraph-properties fo:text-align="start"/>
    </style:style>
    <style:style style:name="C24" style:family="text">
      <style:text-properties fo:font-family="Sans"/>
    </style:style>
    <style:style style:name="P25" style:family="paragraph">
      <style:paragraph-properties fo:text-align="end"/>
    </style:style>
    <style:style style:name="C26" style:family="text">
      <style:text-properties fo:font-family="Sans"/>
    </style:style>
    <style:style style:name="TC27" style:family="table-cell">
      <style:table-cell-properties fo:border-left="1pt solid #000000"/>
    </style:style>
    <style:style style:name="TC28" style:family="table-cell">
      <style:table-cell-properties fo:border-left="1pt solid #000000"/>
    </style:style>
    <style:style style:name="TC29" style:family="table-cell">
      <style:table-cell-properties/>
    </style:style>
    <style:style style:name="TC30" style:family="table-cell">
      <style:table-cell-properties/>
    </style:style>
    <style:style style:name="C31" style:family="text">
      <style:text-properties fo:font-weight="bold" fo:font-family="Sans"/>
    </style:style>
    <style:style style:name="TC32" style:family="table-cell">
      <style:table-cell-properties fo:border-right="1pt solid #000000"/>
    </style:style>
    <style:style style:name="TC33" style:family="table-cell">
      <style:table-cell-properties fo:border-right="1pt solid #000000"/>
    </style:style>
    <style:style style:name="C34" style:family="text">
      <style:text-properties fo:font-weight="bold" fo:font-family="Sans"/>
    </style:style>
    <style:style style:name="TC35" style:family="table-cell">
      <style:table-cell-properties fo:border-left="1pt solid #000000" fo:border-bottom="1pt solid #000000"/>
    </style:style>
    <style:style style:name="TC36" style:family="table-cell">
      <style:table-cell-properties fo:border-left="1pt solid #000000" fo:border-bottom="1pt solid #000000"/>
    </style:style>
    <style:style style:name="TC37" style:family="table-cell">
      <style:table-cell-properties fo:border-bottom="1pt solid #000000"/>
    </style:style>
    <style:style style:name="TC38" style:family="table-cell">
      <style:table-cell-properties fo:border-bottom="1pt solid #000000"/>
    </style:style>
    <style:style style:name="TC39" style:family="table-cell">
      <style:table-cell-properties fo:border-right="1pt solid #000000" fo:border-bottom="1pt solid #000000"/>
    </style:style>
    <style:style style:name="TC40" style:family="table-cell">
      <style:table-cell-properties fo:border-right="1pt solid #000000" fo:border-bottom="1pt solid #000000"/>
    </style:style>
  </office:automatic-styles>
  <office:body>
    <office:text>
      <text:p text:style-name="P2"><text:span text:style-name="C3">Computo 1</text:span></text:p>
      <text:p text:style-name="P4"><text:span text:style-name="C3">Sommario Computo Metrico Estimativo</text:span></text:p>
      <text:p text:style-name="P1"/>
      <table:table table:name="" table:style-name="T5">
        <table:table-column table:style-name="T5.0"/>
        <table:table-column table:style-name="T5.1"/>
        <table:table-column table:style-name="T5.2"/>
        <table:table-column table:style-name="T5.3"/>
        <table:table-column table:style-name="T5.4"/>
        <table:table-column table:style-name="T5.5"/>
        <table:table-column table:style-name="T5.6"/>
        <table:table-column table:style-name="T5.7"/>
        <table:table-column table:style-name="T5.8"/>
        <table:table-column table:style-name="T5.9"/>
        <table:table-header-rows>
          <table:table-row>
            <table:table-cell table:style-name="TC9">
              <text:p text:style-name="P4"><text:span text:style-name="C10">Codice</text:span></text:p>
            </table:table-cell>
            <table:table-cell table:style-name="TC12">
              <text:p text:style-name="P4"><text:span text:style-name="C13">Denominazione</text:span></text:p>
            </table:table-cell>
            <table:table-cell table:style-name="TC12">
              <text:p text:style-name="P4"><text:span text:style-name="C13">Unità di Misura</text:span></text:p>
            </table:table-cell>
            <table:table-cell table:style-name="TC12">
              <text:p text:style-name="P4"><text:span text:style-name="C13">Quantità</text:span></text:p>
            </table:table-cell>
            <table:table-cell table:style-name="TC12">
              <text:p text:style-name="P4"><text:span text:style-name="C13">Costo Unitario Netto M.O.</text:span></text:p>
            </table:table-cell>
            <table:table-cell table:style-name="TC12">
              <text:p text:style-name="P4"><text:span text:style-name="C13">Importo Netto M.O.</text:span></text:p>
            </table:table-cell>
            <table:table-cell table:style-name="TC12">
              <text:p text:style-name="P4"><text:span text:style-name="C13">Costo Unitario sog. rib.</text:span></text:p>
            </table:table-cell>
            <table:table-cell table:style-name="TC12">
              <text:p text:style-name="P4"><text:span text:style-name="C13">Importo sogg. ribasso</text:span></text:p>
            </table:table-cell>
            <table:table-cell table:style-name="TC12">
              <text:p text:style-name="P4"><text:span text:style-name="C13">Costo Unitario</text:span></text:p>
            </table:table-cell>
            <table:table-cell table:style-name="TC15">
              <text:p text:style-name="P4"><text:span text:style-name="C16">Importo</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header-rows>
        <table:table-row>
          <table:table-cell table:style-name="TC18">
            <text:p text:style-name="P23"><text:span text:style-name="C24">01.A03.B00.010</text:span></text:p>
          </table:table-cell>
          <table:table-cell table:style-name="TC20">
            <text:p text:style-name="P23"><text:span text:style-name="C0">Esecuzione di tirante in cemento armato precompresso mediante perforazione a rotopercussione con batteria perforante del diametro <text:s/>di mm 90-100 attraverso murature e terreni di qualsiasi natura e consistenza compresa l'iniezione cementizia fino ad un massimo di 2 volte il volume teorico risultante dalla perforazione, compresa la fornitura e posa dell'armatura per c.a.p. e piastre d'ancoraggio delle testate, dei dadi di bloccaggio nonche' la messa in tensione finale, esclusa la formazione di eventuali ponteggi</text:span></text:p>
            <text:p text:style-name="P23"><text:span text:style-name="C0">Della portata di 45 tonnellate</text:span></text:p>
          </table:table-cell>
          <table:table-cell table:style-name="TC20">
            <text:p text:style-name="P4"><text:span text:style-name="C0">m</text:span></text:p>
          </table:table-cell>
          <table:table-cell table:style-name="TC20">
            <text:p text:style-name="P25"><text:span text:style-name="C0">216.00</text:span></text:p>
          </table:table-cell>
          <table:table-cell table:style-name="TC20">
            <text:p text:style-name="P25"><text:span text:style-name="C0">90.64</text:span></text:p>
          </table:table-cell>
          <table:table-cell table:style-name="TC20">
            <text:p text:style-name="P25"><text:span text:style-name="C0">19 578.24</text:span></text:p>
          </table:table-cell>
          <table:table-cell table:style-name="TC20">
            <text:p text:style-name="P25"><text:span text:style-name="C0">62.43</text:span></text:p>
          </table:table-cell>
          <table:table-cell table:style-name="TC20">
            <text:p text:style-name="P25"><text:span text:style-name="C0">13 484.88</text:span></text:p>
          </table:table-cell>
          <table:table-cell table:style-name="TC20">
            <text:p text:style-name="P25"><text:span text:style-name="C0">50.23</text:span></text:p>
          </table:table-cell>
          <table:table-cell table:style-name="TC22">
            <text:p text:style-name="P25"><text:span text:style-name="C26">10 849.68</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9.P02.A80.005</text:span></text:p>
          </table:table-cell>
          <table:table-cell table:style-name="TC20">
            <text:p text:style-name="P23"><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text:span text:style-name="C0">kg</text:span></text:p>
          </table:table-cell>
          <table:table-cell table:style-name="TC20">
            <text:p text:style-name="P25"><text:span text:style-name="C0">12 784.390</text:span></text:p>
          </table:table-cell>
          <table:table-cell table:style-name="TC20">
            <text:p text:style-name="P25"><text:span text:style-name="C0">2.98</text:span></text:p>
          </table:table-cell>
          <table:table-cell table:style-name="TC20">
            <text:p text:style-name="P25"><text:span text:style-name="C0">38 097.47</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2">
            <text:p text:style-name="P25"><text:span text:style-name="C26">0.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3.B80.005</text:span></text:p>
          </table:table-cell>
          <table:table-cell table:style-name="TC20">
            <text:p text:style-name="P23"><text:span text:style-name="C0">Fornitura e posa in opera di armatura tubolare, costituita da tubi opportunamente finestrati e valvolati per permettere l'esecuzione di iniezioni cementizie controllate, compreso taglio, filettatura, sfridi, ecc.</text:span></text:p>
            <text:p text:style-name="P23"><text:span text:style-name="C0">In acciaio</text:span></text:p>
          </table:table-cell>
          <table:table-cell table:style-name="TC20">
            <text:p text:style-name="P4"><text:span text:style-name="C0">kg</text:span></text:p>
          </table:table-cell>
          <table:table-cell table:style-name="TC20">
            <text:p text:style-name="P25"><text:span text:style-name="C0">26 020.580</text:span></text:p>
          </table:table-cell>
          <table:table-cell table:style-name="TC20">
            <text:p text:style-name="P25"><text:span text:style-name="C0">1.53</text:span></text:p>
          </table:table-cell>
          <table:table-cell table:style-name="TC20">
            <text:p text:style-name="P25"><text:span text:style-name="C0">39 811.49</text:span></text:p>
          </table:table-cell>
          <table:table-cell table:style-name="TC20">
            <text:p text:style-name="P25"><text:span text:style-name="C0">0.63</text:span></text:p>
          </table:table-cell>
          <table:table-cell table:style-name="TC20">
            <text:p text:style-name="P25"><text:span text:style-name="C0">16 392.97</text:span></text:p>
          </table:table-cell>
          <table:table-cell table:style-name="TC20">
            <text:p text:style-name="P25"><text:span text:style-name="C0">0.51</text:span></text:p>
          </table:table-cell>
          <table:table-cell table:style-name="TC22">
            <text:p text:style-name="P25"><text:span text:style-name="C26">13 270.5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3.B50.020</text:span></text:p>
          </table:table-cell>
          <table:table-cell table:style-name="TC20">
            <text:p text:style-name="P23"><text:span text:style-name="C0">Esecuzione di micropali eseguita mediante trivellazione con speciali attrezzature attraverso terreni di qualsiasi natura e consistenza compresa la iniezione cementizia fino ad un massimodi due volte il volume teorico, esclusa la fornitura dell'armatura tubolare da valutarsi a parte</text:span></text:p>
            <text:p text:style-name="P23"><text:span text:style-name="C0">Del diametro <text:s/>di mm 200-220</text:span></text:p>
          </table:table-cell>
          <table:table-cell table:style-name="TC20">
            <text:p text:style-name="P4"><text:span text:style-name="C0">m</text:span></text:p>
          </table:table-cell>
          <table:table-cell table:style-name="TC20">
            <text:p text:style-name="P25"><text:span text:style-name="C0">939.00</text:span></text:p>
          </table:table-cell>
          <table:table-cell table:style-name="TC20">
            <text:p text:style-name="P25"><text:span text:style-name="C0">112.50</text:span></text:p>
          </table:table-cell>
          <table:table-cell table:style-name="TC20">
            <text:p text:style-name="P25"><text:span text:style-name="C0">105 637.50</text:span></text:p>
          </table:table-cell>
          <table:table-cell table:style-name="TC20">
            <text:p text:style-name="P25"><text:span text:style-name="C0">87.27</text:span></text:p>
          </table:table-cell>
          <table:table-cell table:style-name="TC20">
            <text:p text:style-name="P25"><text:span text:style-name="C0">81 946.53</text:span></text:p>
          </table:table-cell>
          <table:table-cell table:style-name="TC20">
            <text:p text:style-name="P25"><text:span text:style-name="C0">70.21</text:span></text:p>
          </table:table-cell>
          <table:table-cell table:style-name="TC22">
            <text:p text:style-name="P25"><text:span text:style-name="C26">65 927.19</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3.B50.015</text:span></text:p>
          </table:table-cell>
          <table:table-cell table:style-name="TC20">
            <text:p text:style-name="P23"><text:span text:style-name="C0">Esecuzione di micropali eseguita mediante trivellazione con speciali attrezzature attraverso terreni di qualsiasi natura e consistenza compresa la iniezione cementizia fino ad un massimodi due volte il volume teorico, esclusa la fornitura dell'armatura tubolare da valutarsi a parte</text:span></text:p>
            <text:p text:style-name="P23"><text:span text:style-name="C0">Del diametro <text:s/>di mm 150-190</text:span></text:p>
          </table:table-cell>
          <table:table-cell table:style-name="TC20">
            <text:p text:style-name="P4"><text:span text:style-name="C0">m</text:span></text:p>
          </table:table-cell>
          <table:table-cell table:style-name="TC20">
            <text:p text:style-name="P25"><text:span text:style-name="C0">88.00</text:span></text:p>
          </table:table-cell>
          <table:table-cell table:style-name="TC20">
            <text:p text:style-name="P25"><text:span text:style-name="C0">101.47</text:span></text:p>
          </table:table-cell>
          <table:table-cell table:style-name="TC20">
            <text:p text:style-name="P25"><text:span text:style-name="C0">8 929.36</text:span></text:p>
          </table:table-cell>
          <table:table-cell table:style-name="TC20">
            <text:p text:style-name="P25"><text:span text:style-name="C0">80.35</text:span></text:p>
          </table:table-cell>
          <table:table-cell table:style-name="TC20">
            <text:p text:style-name="P25"><text:span text:style-name="C0">7 070.80</text:span></text:p>
          </table:table-cell>
          <table:table-cell table:style-name="TC20">
            <text:p text:style-name="P25"><text:span text:style-name="C0">64.64</text:span></text:p>
          </table:table-cell>
          <table:table-cell table:style-name="TC22">
            <text:p text:style-name="P25"><text:span text:style-name="C26">5 688.32</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H10.005</text:span></text:p>
          </table:table-cell>
          <table:table-cell table:style-name="TC20">
            <text:p text:style-name="P23"><text:span text:style-name="C0">Casserature per strutture in conglomerato cementizio semplice od armato quali muri di sostegno,muri di controripa e simili, compreso il puntellamento ed il disarmo, misurando esclusivamente lo sviluppo delle pareti a contatto dei getti</text:span></text:p>
            <text:p text:style-name="P23"><text:span text:style-name="C0">In legname di qualunque forma</text:span></text:p>
          </table:table-cell>
          <table:table-cell table:style-name="TC20">
            <text:p text:style-name="P4"><text:span text:style-name="C0">m²</text:span></text:p>
          </table:table-cell>
          <table:table-cell table:style-name="TC20">
            <text:p text:style-name="P25"><text:span text:style-name="C0">1 096.41</text:span></text:p>
          </table:table-cell>
          <table:table-cell table:style-name="TC20">
            <text:p text:style-name="P25"><text:span text:style-name="C0">30.16</text:span></text:p>
          </table:table-cell>
          <table:table-cell table:style-name="TC20">
            <text:p text:style-name="P25"><text:span text:style-name="C0">33 067.73</text:span></text:p>
          </table:table-cell>
          <table:table-cell table:style-name="TC20">
            <text:p text:style-name="P25"><text:span text:style-name="C0">27.14</text:span></text:p>
          </table:table-cell>
          <table:table-cell table:style-name="TC20">
            <text:p text:style-name="P25"><text:span text:style-name="C0">29 756.56</text:span></text:p>
          </table:table-cell>
          <table:table-cell table:style-name="TC20">
            <text:p text:style-name="P25"><text:span text:style-name="C0">21.83</text:span></text:p>
          </table:table-cell>
          <table:table-cell table:style-name="TC22">
            <text:p text:style-name="P25"><text:span text:style-name="C26">23 934.63</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20.005</text:span></text:p>
          </table:table-cell>
          <table:table-cell table:style-name="TC20">
            <text:p text:style-name="P23"><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ext:p text:style-name="P23"><text:span text:style-name="C0">Classe di resistenza a compressione minima C25/30.</text:span></text:p>
          </table:table-cell>
          <table:table-cell table:style-name="TC20">
            <text:p text:style-name="P4"><text:span text:style-name="C0">m³</text:span></text:p>
          </table:table-cell>
          <table:table-cell table:style-name="TC20">
            <text:p text:style-name="P25"><text:span text:style-name="C0">270.060</text:span></text:p>
          </table:table-cell>
          <table:table-cell table:style-name="TC20">
            <text:p text:style-name="P25"><text:span text:style-name="C0">108.49</text:span></text:p>
          </table:table-cell>
          <table:table-cell table:style-name="TC20">
            <text:p text:style-name="P25"><text:span text:style-name="C0">29 298.81</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2">
            <text:p text:style-name="P25"><text:span text:style-name="C26">0.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C03.010</text:span></text:p>
          </table:table-cell>
          <table:table-cell table:style-name="TC20">
            <text:p text:style-name="P23"><text:span text:style-name="C0">Getto in opera di calcestruzzo cementizio eseguito direttamente da autobetoniera con appositacanaletta</text:span></text:p>
            <text:p text:style-name="P23"><text:span text:style-name="C0">In strutture di fondazione</text:span></text:p>
          </table:table-cell>
          <table:table-cell table:style-name="TC20">
            <text:p text:style-name="P4"><text:span text:style-name="C0">m³</text:span></text:p>
          </table:table-cell>
          <table:table-cell table:style-name="TC20">
            <text:p text:style-name="P25"><text:span text:style-name="C0">24.400</text:span></text:p>
          </table:table-cell>
          <table:table-cell table:style-name="TC20">
            <text:p text:style-name="P25"><text:span text:style-name="C0">7.77</text:span></text:p>
          </table:table-cell>
          <table:table-cell table:style-name="TC20">
            <text:p text:style-name="P25"><text:span text:style-name="C0">189.59</text:span></text:p>
          </table:table-cell>
          <table:table-cell table:style-name="TC20">
            <text:p text:style-name="P25"><text:span text:style-name="C0">7.77</text:span></text:p>
          </table:table-cell>
          <table:table-cell table:style-name="TC20">
            <text:p text:style-name="P25"><text:span text:style-name="C0">189.59</text:span></text:p>
          </table:table-cell>
          <table:table-cell table:style-name="TC20">
            <text:p text:style-name="P25"><text:span text:style-name="C0">6.25</text:span></text:p>
          </table:table-cell>
          <table:table-cell table:style-name="TC22">
            <text:p text:style-name="P25"><text:span text:style-name="C26">152.5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F10.005</text:span></text:p>
          </table:table-cell>
          <table:table-cell table:style-name="TC20">
            <text:p text:style-name="P23"><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3"><text:span text:style-name="C0">In barre ad aderenza migliorata ottenute nei diametri da 6 mm a 50 mm</text:span></text:p>
          </table:table-cell>
          <table:table-cell table:style-name="TC20">
            <text:p text:style-name="P4"><text:span text:style-name="C0">kg</text:span></text:p>
          </table:table-cell>
          <table:table-cell table:style-name="TC20">
            <text:p text:style-name="P25"><text:span text:style-name="C0">143 362.200</text:span></text:p>
          </table:table-cell>
          <table:table-cell table:style-name="TC20">
            <text:p text:style-name="P25"><text:span text:style-name="C0">1.41</text:span></text:p>
          </table:table-cell>
          <table:table-cell table:style-name="TC20">
            <text:p text:style-name="P25"><text:span text:style-name="C0">202 140.70</text:span></text:p>
          </table:table-cell>
          <table:table-cell table:style-name="TC20">
            <text:p text:style-name="P25"><text:span text:style-name="C0">0.65</text:span></text:p>
          </table:table-cell>
          <table:table-cell table:style-name="TC20">
            <text:p text:style-name="P25"><text:span text:style-name="C0">93 185.43</text:span></text:p>
          </table:table-cell>
          <table:table-cell table:style-name="TC20">
            <text:p text:style-name="P25"><text:span text:style-name="C0">0.52</text:span></text:p>
          </table:table-cell>
          <table:table-cell table:style-name="TC22">
            <text:p text:style-name="P25"><text:span text:style-name="C26">74 548.35</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15.010</text:span></text:p>
          </table:table-cell>
          <table:table-cell table:style-name="TC20">
            <text:p text:style-name="P23"><text:span text:style-name="C0">Calcestruzzo per uso non strutturale confezionato a dosaggio con cemento tipo 32,5 R in centrale di betonaggio, diametro <text:s/>massimo nominale dell'aggregato 30 mm, <text:s/>fornito in cantiere. escluso il getto, la vibrazione, il ponteggio, la cassaforma ed il ferro d'armatura; conteggiati a parte.</text:span></text:p>
            <text:p text:style-name="P23"><text:span text:style-name="C0">Eseguito con 150 kg/m³</text:span></text:p>
          </table:table-cell>
          <table:table-cell table:style-name="TC20">
            <text:p text:style-name="P4"><text:span text:style-name="C0">m³</text:span></text:p>
          </table:table-cell>
          <table:table-cell table:style-name="TC20">
            <text:p text:style-name="P25"><text:span text:style-name="C0">57.647</text:span></text:p>
          </table:table-cell>
          <table:table-cell table:style-name="TC20">
            <text:p text:style-name="P25"><text:span text:style-name="C0">64.13</text:span></text:p>
          </table:table-cell>
          <table:table-cell table:style-name="TC20">
            <text:p text:style-name="P25"><text:span text:style-name="C0">3 696.9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2">
            <text:p text:style-name="P25"><text:span text:style-name="C26">0.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31.010</text:span></text:p>
          </table:table-cell>
          <table:table-cell table:style-name="TC20">
            <text:p text:style-name="P23"><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3"><text:span text:style-name="C0">Classe di resistenza a compressione minima C30/37</text:span></text:p>
          </table:table-cell>
          <table:table-cell table:style-name="TC20">
            <text:p text:style-name="P4"><text:span text:style-name="C0">m³</text:span></text:p>
          </table:table-cell>
          <table:table-cell table:style-name="TC20">
            <text:p text:style-name="P25"><text:span text:style-name="C0">767.394</text:span></text:p>
          </table:table-cell>
          <table:table-cell table:style-name="TC20">
            <text:p text:style-name="P25"><text:span text:style-name="C0">123.35</text:span></text:p>
          </table:table-cell>
          <table:table-cell table:style-name="TC20">
            <text:p text:style-name="P25"><text:span text:style-name="C0">94 658.03</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2">
            <text:p text:style-name="P25"><text:span text:style-name="C26">0.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C30.005</text:span></text:p>
          </table:table-cell>
          <table:table-cell table:style-name="TC20">
            <text:p text:style-name="P23"><text:span text:style-name="C0">Getto in opera di calcestruzzo cementizio preconfezionato eseguito con pompa compreso il nolo della stessa</text:span></text:p>
            <text:p text:style-name="P23"><text:span text:style-name="C0">In strutture di fondazione</text:span></text:p>
          </table:table-cell>
          <table:table-cell table:style-name="TC20">
            <text:p text:style-name="P4"><text:span text:style-name="C0">m³</text:span></text:p>
          </table:table-cell>
          <table:table-cell table:style-name="TC20">
            <text:p text:style-name="P25"><text:span text:style-name="C0">429.710</text:span></text:p>
          </table:table-cell>
          <table:table-cell table:style-name="TC20">
            <text:p text:style-name="P25"><text:span text:style-name="C0">20.30</text:span></text:p>
          </table:table-cell>
          <table:table-cell table:style-name="TC20">
            <text:p text:style-name="P25"><text:span text:style-name="C0">8 723.11</text:span></text:p>
          </table:table-cell>
          <table:table-cell table:style-name="TC20">
            <text:p text:style-name="P25"><text:span text:style-name="C0">6.15</text:span></text:p>
          </table:table-cell>
          <table:table-cell table:style-name="TC20">
            <text:p text:style-name="P25"><text:span text:style-name="C0">2 642.72</text:span></text:p>
          </table:table-cell>
          <table:table-cell table:style-name="TC20">
            <text:p text:style-name="P25"><text:span text:style-name="C0">4.95</text:span></text:p>
          </table:table-cell>
          <table:table-cell table:style-name="TC22">
            <text:p text:style-name="P25"><text:span text:style-name="C26">2 127.06</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E00.005</text:span></text:p>
          </table:table-cell>
          <table:table-cell table:style-name="TC20">
            <text:p text:style-name="P23"><text:span text:style-name="C0">Vibratura mediante vibratore ad immersione, compreso il compenso per la maggiore quantita' di materiale impiegato, noleggio vibratore e consumo energia elettrica o combustibile</text:span></text:p>
            <text:p text:style-name="P23"><text:span text:style-name="C0">Di calcestruzzo cementizio armato</text:span></text:p>
          </table:table-cell>
          <table:table-cell table:style-name="TC20">
            <text:p text:style-name="P4"><text:span text:style-name="C0">m³</text:span></text:p>
          </table:table-cell>
          <table:table-cell table:style-name="TC20">
            <text:p text:style-name="P25"><text:span text:style-name="C0">1 037.094</text:span></text:p>
          </table:table-cell>
          <table:table-cell table:style-name="TC20">
            <text:p text:style-name="P25"><text:span text:style-name="C0">8.12</text:span></text:p>
          </table:table-cell>
          <table:table-cell table:style-name="TC20">
            <text:p text:style-name="P25"><text:span text:style-name="C0">8 421.22</text:span></text:p>
          </table:table-cell>
          <table:table-cell table:style-name="TC20">
            <text:p text:style-name="P25"><text:span text:style-name="C0">5.72</text:span></text:p>
          </table:table-cell>
          <table:table-cell table:style-name="TC20">
            <text:p text:style-name="P25"><text:span text:style-name="C0">5 932.17</text:span></text:p>
          </table:table-cell>
          <table:table-cell table:style-name="TC20">
            <text:p text:style-name="P25"><text:span text:style-name="C0">4.60</text:span></text:p>
          </table:table-cell>
          <table:table-cell table:style-name="TC22">
            <text:p text:style-name="P25"><text:span text:style-name="C26">4 770.64</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NPS01</text:span></text:p>
          </table:table-cell>
          <table:table-cell table:style-name="TC20">
            <text:p text:style-name="P23"><text:span text:style-name="C0">Realizzazione di solaio piano in lastre alveolari precompresse autoportanti.</text:span></text:p>
            <text:p text:style-name="P23"><text:span text:style-name="C0">Il prezzo è comprensivo di:</text:span></text:p>
            <text:p text:style-name="P23"><text:span text:style-name="C0">- fornitura lastre alveolari precompresse con finitura dell'intradosso da cassero in acciaio, dotate di marcatura CE, prodotte in stabilimenti con sistema qualità certificato secondo la norma UNI EN ISO 9001. Le lastre alveolari saranno predisposte con: intagli alle testate per ferri e getti di collegamento strutturale e di continuità; intagli secondo forometria di progetto;</text:span></text:p>
            <text:p text:style-name="P23"><text:span text:style-name="C0">- fornitura e posa armature in acciaio lento di completamento (momenti di continuità e taglio) </text:span></text:p>
            <text:p text:style-name="P23"><text:span text:style-name="C0">- fornitura e posa rete elettrosaldata diam. 8 maglia 20x20 su soletta di completamento </text:span></text:p>
            <text:p text:style-name="P23"><text:span text:style-name="C0">- fornitura e getto in cantiere con calcestruzzo di classe Rck &gt;=37 N/mm2 consistenza S5 per collegamento strutturale e continuità e per soletta superiore sp. 5 cm</text:span></text:p>
            <text:p text:style-name="P23"><text:span text:style-name="C0">- le opere di puntellamento, eseguite con elementi tubolari metallici, necessarie sulle travi di appoggio</text:span></text:p>
            <text:p text:style-name="P23"><text:span text:style-name="C0">- la movimentazione del materiale in cantiere.</text:span></text:p>
            <text:p text:style-name="P23"><text:span text:style-name="C0">Il prezzo comprende la manodopera, i materiali, i noli e tutte le opere accessorie necessarie per realizzare la lavorazione a perfetta regola d'arte.</text:span></text:p>
          </table:table-cell>
          <table:table-cell table:style-name="TC20">
            <text:p text:style-name="P4"><text:span text:style-name="C0">m²</text:span></text:p>
          </table:table-cell>
          <table:table-cell table:style-name="TC20">
            <text:p text:style-name="P25"><text:span text:style-name="C0">911.05</text:span></text:p>
          </table:table-cell>
          <table:table-cell table:style-name="TC20">
            <text:p text:style-name="P25"><text:span text:style-name="C0">57.72</text:span></text:p>
          </table:table-cell>
          <table:table-cell table:style-name="TC20">
            <text:p text:style-name="P25"><text:span text:style-name="C0">52 585.81</text:span></text:p>
          </table:table-cell>
          <table:table-cell table:style-name="TC20">
            <text:p text:style-name="P25"><text:span text:style-name="C0">11.74</text:span></text:p>
          </table:table-cell>
          <table:table-cell table:style-name="TC20">
            <text:p text:style-name="P25"><text:span text:style-name="C0">10 695.73</text:span></text:p>
          </table:table-cell>
          <table:table-cell table:style-name="TC20">
            <text:p text:style-name="P25"><text:span text:style-name="C0">9.44</text:span></text:p>
          </table:table-cell>
          <table:table-cell table:style-name="TC22">
            <text:p text:style-name="P25"><text:span text:style-name="C26">8 600.31</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99.005</text:span></text:p>
          </table:table-cell>
          <table:table-cell table:style-name="TC20">
            <text:p text:style-name="P23"><text:span text:style-name="C0">Sovrapprezzo calcestruzzo per passaggio in classe di consistenza S5 (superfluida)</text:span></text:p>
            <text:p text:style-name="P23"><text:span text:style-name="C0">...</text:span></text:p>
          </table:table-cell>
          <table:table-cell table:style-name="TC20">
            <text:p text:style-name="P4"><text:span text:style-name="C0">m³</text:span></text:p>
          </table:table-cell>
          <table:table-cell table:style-name="TC20">
            <text:p text:style-name="P25"><text:span text:style-name="C0">309.464</text:span></text:p>
          </table:table-cell>
          <table:table-cell table:style-name="TC20">
            <text:p text:style-name="P25"><text:span text:style-name="C0">3.00</text:span></text:p>
          </table:table-cell>
          <table:table-cell table:style-name="TC20">
            <text:p text:style-name="P25"><text:span text:style-name="C0">928.4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0">
            <text:p text:style-name="P25"><text:span text:style-name="C0">0.00</text:span></text:p>
          </table:table-cell>
          <table:table-cell table:style-name="TC22">
            <text:p text:style-name="P25"><text:span text:style-name="C26">0.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C30.015</text:span></text:p>
          </table:table-cell>
          <table:table-cell table:style-name="TC20">
            <text:p text:style-name="P23"><text:span text:style-name="C0">Getto in opera di calcestruzzo cementizio preconfezionato eseguito con pompa compreso il nolo della stessa</text:span></text:p>
            <text:p text:style-name="P23"><text:span text:style-name="C0">In strutture armate</text:span></text:p>
          </table:table-cell>
          <table:table-cell table:style-name="TC20">
            <text:p text:style-name="P4"><text:span text:style-name="C0">m³</text:span></text:p>
          </table:table-cell>
          <table:table-cell table:style-name="TC20">
            <text:p text:style-name="P25"><text:span text:style-name="C0">607.384</text:span></text:p>
          </table:table-cell>
          <table:table-cell table:style-name="TC20">
            <text:p text:style-name="P25"><text:span text:style-name="C0">24.74</text:span></text:p>
          </table:table-cell>
          <table:table-cell table:style-name="TC20">
            <text:p text:style-name="P25"><text:span text:style-name="C0">15 026.67</text:span></text:p>
          </table:table-cell>
          <table:table-cell table:style-name="TC20">
            <text:p text:style-name="P25"><text:span text:style-name="C0">10.59</text:span></text:p>
          </table:table-cell>
          <table:table-cell table:style-name="TC20">
            <text:p text:style-name="P25"><text:span text:style-name="C0">6 432.21</text:span></text:p>
          </table:table-cell>
          <table:table-cell table:style-name="TC20">
            <text:p text:style-name="P25"><text:span text:style-name="C0">8.52</text:span></text:p>
          </table:table-cell>
          <table:table-cell table:style-name="TC22">
            <text:p text:style-name="P25"><text:span text:style-name="C26">5 174.91</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H30.005</text:span></text:p>
          </table:table-cell>
          <table:table-cell table:style-name="TC20">
            <text:p text:style-name="P23"><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3"><text:span text:style-name="C0">In legname di qualunque forma</text:span></text:p>
          </table:table-cell>
          <table:table-cell table:style-name="TC20">
            <text:p text:style-name="P4"><text:span text:style-name="C0">m²</text:span></text:p>
          </table:table-cell>
          <table:table-cell table:style-name="TC20">
            <text:p text:style-name="P25"><text:span text:style-name="C0">4 195.20</text:span></text:p>
          </table:table-cell>
          <table:table-cell table:style-name="TC20">
            <text:p text:style-name="P25"><text:span text:style-name="C0">40.51</text:span></text:p>
          </table:table-cell>
          <table:table-cell table:style-name="TC20">
            <text:p text:style-name="P25"><text:span text:style-name="C0">169 947.56</text:span></text:p>
          </table:table-cell>
          <table:table-cell table:style-name="TC20">
            <text:p text:style-name="P25"><text:span text:style-name="C0">37.61</text:span></text:p>
          </table:table-cell>
          <table:table-cell table:style-name="TC20">
            <text:p text:style-name="P25"><text:span text:style-name="C0">157 781.47</text:span></text:p>
          </table:table-cell>
          <table:table-cell table:style-name="TC20">
            <text:p text:style-name="P25"><text:span text:style-name="C0">30.26</text:span></text:p>
          </table:table-cell>
          <table:table-cell table:style-name="TC22">
            <text:p text:style-name="P25"><text:span text:style-name="C26">126 946.75</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NPS02</text:span></text:p>
          </table:table-cell>
          <table:table-cell table:style-name="TC20">
            <text:p text:style-name="P23"><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3"><text:span text:style-name="C0">Il prezzo comprende la manodopera, i materiali, i noli e tutte le opere accessorie necessarie per realizzare la lavorazione a perfetta regola d'arte.</text:span></text:p>
          </table:table-cell>
          <table:table-cell table:style-name="TC20">
            <text:p text:style-name="P4"><text:span text:style-name="C0">m²</text:span></text:p>
          </table:table-cell>
          <table:table-cell table:style-name="TC20">
            <text:p text:style-name="P25"><text:span text:style-name="C0">2 151.93</text:span></text:p>
          </table:table-cell>
          <table:table-cell table:style-name="TC20">
            <text:p text:style-name="P25"><text:span text:style-name="C0">83.61</text:span></text:p>
          </table:table-cell>
          <table:table-cell table:style-name="TC20">
            <text:p text:style-name="P25"><text:span text:style-name="C0">179 922.86</text:span></text:p>
          </table:table-cell>
          <table:table-cell table:style-name="TC20">
            <text:p text:style-name="P25"><text:span text:style-name="C0">54.67</text:span></text:p>
          </table:table-cell>
          <table:table-cell table:style-name="TC20">
            <text:p text:style-name="P25"><text:span text:style-name="C0">117 646.03</text:span></text:p>
          </table:table-cell>
          <table:table-cell table:style-name="TC20">
            <text:p text:style-name="P25"><text:span text:style-name="C0">43.98</text:span></text:p>
          </table:table-cell>
          <table:table-cell table:style-name="TC22">
            <text:p text:style-name="P25"><text:span text:style-name="C26">94 641.88</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7.F70.005</text:span></text:p>
          </table:table-cell>
          <table:table-cell table:style-name="TC20">
            <text:p text:style-name="P23"><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ext:p text:style-name="P23"><text:span text:style-name="C0">Spessore soletta 10 cm</text:span></text:p>
          </table:table-cell>
          <table:table-cell table:style-name="TC20">
            <text:p text:style-name="P4"><text:span text:style-name="C0">m²</text:span></text:p>
          </table:table-cell>
          <table:table-cell table:style-name="TC20">
            <text:p text:style-name="P25"><text:span text:style-name="C0">80.64</text:span></text:p>
          </table:table-cell>
          <table:table-cell table:style-name="TC20">
            <text:p text:style-name="P25"><text:span text:style-name="C0">91.81</text:span></text:p>
          </table:table-cell>
          <table:table-cell table:style-name="TC20">
            <text:p text:style-name="P25"><text:span text:style-name="C0">7 403.56</text:span></text:p>
          </table:table-cell>
          <table:table-cell table:style-name="TC20">
            <text:p text:style-name="P25"><text:span text:style-name="C0">60.98</text:span></text:p>
          </table:table-cell>
          <table:table-cell table:style-name="TC20">
            <text:p text:style-name="P25"><text:span text:style-name="C0">4 917.44</text:span></text:p>
          </table:table-cell>
          <table:table-cell table:style-name="TC20">
            <text:p text:style-name="P25"><text:span text:style-name="C0">49.06</text:span></text:p>
          </table:table-cell>
          <table:table-cell table:style-name="TC22">
            <text:p text:style-name="P25"><text:span text:style-name="C26">3 956.2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17.A70.025</text:span></text:p>
          </table:table-cell>
          <table:table-cell table:style-name="TC20">
            <text:p text:style-name="P23"><text:span text:style-name="C0">Fornitura e posa in opera di travi, travetti e simili in legno lamellare con le lavorazioni e ferramenta occorrenti, nessuna opera esclusa; Escluso il nolo di gru</text:span></text:p>
            <text:p text:style-name="P23"><text:span text:style-name="C0">In abete (Picea abies, Abies alba) essiccato e piallato, giuntati a pettine (KVH) con certificazione di gestione forestale sostenibile per edifici di civile abitazione</text:span></text:p>
          </table:table-cell>
          <table:table-cell table:style-name="TC20">
            <text:p text:style-name="P4"><text:span text:style-name="C0">m³</text:span></text:p>
          </table:table-cell>
          <table:table-cell table:style-name="TC20">
            <text:p text:style-name="P25"><text:span text:style-name="C0">29.170</text:span></text:p>
          </table:table-cell>
          <table:table-cell table:style-name="TC20">
            <text:p text:style-name="P25"><text:span text:style-name="C0">1 439.44</text:span></text:p>
          </table:table-cell>
          <table:table-cell table:style-name="TC20">
            <text:p text:style-name="P25"><text:span text:style-name="C0">41 988.46</text:span></text:p>
          </table:table-cell>
          <table:table-cell table:style-name="TC20">
            <text:p text:style-name="P25"><text:span text:style-name="C0">376.99</text:span></text:p>
          </table:table-cell>
          <table:table-cell table:style-name="TC20">
            <text:p text:style-name="P25"><text:span text:style-name="C0">10 996.80</text:span></text:p>
          </table:table-cell>
          <table:table-cell table:style-name="TC20">
            <text:p text:style-name="P25"><text:span text:style-name="C0">303.29</text:span></text:p>
          </table:table-cell>
          <table:table-cell table:style-name="TC22">
            <text:p text:style-name="P25"><text:span text:style-name="C26">8 846.97</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17.A30.015</text:span></text:p>
          </table:table-cell>
          <table:table-cell table:style-name="TC20">
            <text:p text:style-name="P23"><text:span text:style-name="C0">Legname in travi, travetti, tavole e simili, riquadrati alla sega a filo vivo, dato e misurato in opera, con le lavorazioni e ferramenta occorrenti, nessuna opera esclusa</text:span></text:p>
            <text:p text:style-name="P23"><text:span text:style-name="C0">In abete (Picea abies, Abies Alba)</text:span></text:p>
          </table:table-cell>
          <table:table-cell table:style-name="TC20">
            <text:p text:style-name="P4"><text:span text:style-name="C0">m³</text:span></text:p>
          </table:table-cell>
          <table:table-cell table:style-name="TC20">
            <text:p text:style-name="P25"><text:span text:style-name="C0">7.407</text:span></text:p>
          </table:table-cell>
          <table:table-cell table:style-name="TC20">
            <text:p text:style-name="P25"><text:span text:style-name="C0">1 042.94</text:span></text:p>
          </table:table-cell>
          <table:table-cell table:style-name="TC20">
            <text:p text:style-name="P25"><text:span text:style-name="C0">7 725.06</text:span></text:p>
          </table:table-cell>
          <table:table-cell table:style-name="TC20">
            <text:p text:style-name="P25"><text:span text:style-name="C0">801.08</text:span></text:p>
          </table:table-cell>
          <table:table-cell table:style-name="TC20">
            <text:p text:style-name="P25"><text:span text:style-name="C0">5 933.60</text:span></text:p>
          </table:table-cell>
          <table:table-cell table:style-name="TC20">
            <text:p text:style-name="P25"><text:span text:style-name="C0">644.47</text:span></text:p>
          </table:table-cell>
          <table:table-cell table:style-name="TC22">
            <text:p text:style-name="P25"><text:span text:style-name="C26">4 773.59</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28">
            <text:p text:style-name="P23"/>
          </table:table-cell>
          <table:table-cell table:style-name="TC30">
            <text:p text:style-name="P23"><text:span text:style-name="C31">Totale complessivo</text:span></text:p>
          </table:table-cell>
          <table:table-cell table:style-name="TC30">
            <text:p text:style-name="P4"/>
          </table:table-cell>
          <table:table-cell table:style-name="TC30">
            <text:p text:style-name="P25"/>
          </table:table-cell>
          <table:table-cell table:style-name="TC30">
            <text:p text:style-name="P25"/>
          </table:table-cell>
          <table:table-cell table:style-name="TC30">
            <text:p text:style-name="P25"><text:span text:style-name="C31">454 209.48</text:span></text:p>
          </table:table-cell>
          <table:table-cell table:style-name="TC30">
            <text:p text:style-name="P25"/>
          </table:table-cell>
          <table:table-cell table:style-name="TC30">
            <text:p text:style-name="P25"><text:span text:style-name="C31">613 624.53</text:span></text:p>
          </table:table-cell>
          <table:table-cell table:style-name="TC30">
            <text:p text:style-name="P25"/>
          </table:table-cell>
          <table:table-cell table:style-name="TC33">
            <text:p text:style-name="P25"><text:span text:style-name="C34">1 067 778.53</text:span></text:p>
          </table:table-cell>
        </table:table-row>
        <table:table-row>
          <table:table-cell table:style-name="TC36">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38">
            <text:p text:style-name="P1"/>
          </table:table-cell>
          <table:table-cell table:style-name="TC40">
            <text:p text:style-name="P1"/>
          </table:table-cell>
        </table:table-row>
      </table:table>
      <text:p text:style-name="P1"/>
    </office:text>
  </office:body>
</office:document-content>
</file>

<file path=styles.xml><?xml version="1.0" encoding="utf-8"?>
<office:document-styles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font-face-decls>
    <style:font-face style:name="Sans" svg:font-family="Sans"/>
  </office:font-face-decls>
  <office:styles>
    <style:default-style style:family="paragraph">
      <style:paragraph-properties style:text-autospace="ideograph-alpha" style:punctuation-wrap="hanging" style:line-break="strict" style:writing-mode="page"/>
      <style:text-properties fo:color="#000000" style:font-name="Sans" fo:font-size="9pt"/>
    </style:default-style>
    <style:style style:name="Standard" style:family="paragraph" style:class="text"/>
  </office:styles>
  <office:automatic-styles>
    <style:page-layout style:name="MainPageLayout">
      <style:page-layout-properties style:print-orientation="landscape" fo:page-width="297mm" fo:page-height="210mm" fo:margin-top="10mm" fo:margin-bottom="10mm" fo:margin-left="10mm" fo:margin-right="10mm"/>
    </style:page-layout>
  </office:automatic-styles>
  <office:master-styles>
    <style:master-page style:name="Standard" style:page-layout-name="MainPageLayout"/>
  </office:master-styles>
</office:document-styles>
</file>